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9cb4" officeooo:paragraph-rsid="001f9cb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ary Search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3"/>int n;</text:p>
      <text:p text:style-name="Standard"><text:s text:c="3"/>cout&lt;&lt;"Enter the size of array ";</text:p>
      <text:p text:style-name="Standard"><text:s text:c="3"/>cin&gt;&gt;n;</text:p>
      <text:p text:style-name="Standard"><text:s text:c="3"/>int arr[n];</text:p>
      <text:p text:style-name="Standard"><text:s text:c="3"/>cout&lt;&lt;"Enter the elements of array "; </text:p>
      <text:p text:style-name="Standard"><text:s text:c="3"/>for(int i=0;i&lt;n;i++){</text:p>
      <text:p text:style-name="Standard"><text:s text:c="7"/>cin&gt;&gt;arr[i];</text:p>
      <text:p text:style-name="Standard"><text:s text:c="3"/>}</text:p>
      <text:p text:style-name="Standard"><text:s text:c="3"/>int key;</text:p>
      <text:p text:style-name="Standard"><text:s text:c="3"/>cout&lt;&lt;"Enter the key element to search ";</text:p>
      <text:p text:style-name="Standard"><text:s text:c="3"/>cin&gt;&gt;key;</text:p>
      <text:p text:style-name="Standard"><text:s text:c="3"/>int start=0,end=n-1,mid;</text:p>
      <text:p text:style-name="Standard"><text:s text:c="3"/>mid=(start+end)/2;</text:p>
      <text:p text:style-name="Standard"><text:s text:c="3"/>while(start&lt;=end){</text:p>
      <text:p text:style-name="Standard"><text:s text:c="7"/>if(key&gt;arr[mid]){</text:p>
      <text:p text:style-name="Standard"><text:s text:c="11"/>start=mid+1;</text:p>
      <text:p text:style-name="Standard"><text:s text:c="7"/>}else if(key&lt;arr[mid]){</text:p>
      <text:p text:style-name="Standard"><text:s text:c="11"/>end=mid-1;</text:p>
      <text:p text:style-name="Standard"><text:s text:c="7"/>}else{</text:p>
      <text:p text:style-name="Standard"><text:s text:c="11"/>cout&lt;&lt;"The element at : "&lt;&lt;mid+1;</text:p>
      <text:p text:style-name="Standard"><text:s text:c="11"/>break;</text:p>
      <text:p text:style-name="Standard"><text:s text:c="7"/>}</text:p>
      <text:p text:style-name="Standard"><text:s text:c="7"/>mid=(start+end)/2;</text:p>
      <text:p text:style-name="Standard"><text:s text:c="3"/>}</text:p>
      <text:p text:style-name="Standard"><text:s text:c="3"/>if(start&gt;end){</text:p>
      <text:p text:style-name="Standard"><text:s text:c="7"/>cout&lt;&lt;"The item is not in array ";</text:p>
      <text:p text:style-name="Standard"><text:s text:c="3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1:25:28.575391221</meta:creation-date>
    <dc:date>2022-07-02T11:26:19.913213008</dc:date>
    <meta:editing-duration>PT51S</meta:editing-duration>
    <meta:editing-cycles>1</meta:editing-cycles>
    <meta:document-statistic meta:table-count="0" meta:image-count="0" meta:object-count="0" meta:page-count="1" meta:paragraph-count="34" meta:word-count="72" meta:character-count="641" meta:non-whitespace-character-count="457"/>
    <meta:generator>LibreOffice/6.4.7.2$Linux_X86_64 LibreOffice_project/40$Build-2</meta:generator>
  </office:meta>
</office:document-meta>
</file>